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Monat</text:p>
          </table:table-cell>
          <table:table-cell/>
          <table:table-cell table:style-name="Default" office:value-type="string">
            <text:p>Aufgang</text:p>
          </table:table-cell>
          <table:table-cell table:style-name="Default" office:value-type="string">
            <text:p>bürgerlich</text:p>
          </table:table-cell>
        </table:table-row>
        <table:table-row table:style-name="ro1">
          <table:table-cell office:value-type="string">
            <text:p>Januar</text:p>
          </table:table-cell>
          <table:table-cell office:value-type="string">
            <text:p>Winterzeit</text:p>
          </table:table-cell>
          <table:table-cell office:value-type="time" office:time-value="PT08H28M00S">
            <text:p>08:28:00</text:p>
          </table:table-cell>
          <table:table-cell office:value-type="time" office:time-value="PT07H51M00S">
            <text:p>07:51:00</text:p>
          </table:table-cell>
        </table:table-row>
        <table:table-row table:style-name="ro1">
          <table:table-cell office:value-type="string">
            <text:p>Februar</text:p>
          </table:table-cell>
          <table:table-cell office:value-type="string">
            <text:p>Winterzeit</text:p>
          </table:table-cell>
          <table:table-cell office:value-type="time" office:time-value="PT07H49M00S">
            <text:p>07:49:00</text:p>
          </table:table-cell>
          <table:table-cell office:value-type="time" office:time-value="PT07H14M00S">
            <text:p>07:14:00</text:p>
          </table:table-cell>
        </table:table-row>
        <table:table-row table:style-name="ro1">
          <table:table-cell office:value-type="string">
            <text:p>März</text:p>
          </table:table-cell>
          <table:table-cell office:value-type="string">
            <text:p>Winterzeit</text:p>
          </table:table-cell>
          <table:table-cell office:value-type="time" office:time-value="PT06H48M00S">
            <text:p>06:48:00</text:p>
          </table:table-cell>
          <table:table-cell office:value-type="time" office:time-value="PT06H15M00S">
            <text:p>06:15:00</text:p>
          </table:table-cell>
        </table:table-row>
        <table:table-row table:style-name="ro1">
          <table:table-cell office:value-type="string">
            <text:p>März</text:p>
          </table:table-cell>
          <table:table-cell office:value-type="string">
            <text:p>Sommerzeit</text:p>
          </table:table-cell>
          <table:table-cell office:value-type="time" office:time-value="PT07H48M00S">
            <text:p>07:48:00</text:p>
          </table:table-cell>
          <table:table-cell office:value-type="time" office:time-value="PT07H15M00S">
            <text:p>07:15:00</text:p>
          </table:table-cell>
        </table:table-row>
        <table:table-row table:style-name="ro1">
          <table:table-cell office:value-type="string">
            <text:p>April</text:p>
          </table:table-cell>
          <table:table-cell office:value-type="string">
            <text:p>Sommerzeit</text:p>
          </table:table-cell>
          <table:table-cell office:value-type="time" office:time-value="PT06H40M00S">
            <text:p>06:40:00</text:p>
          </table:table-cell>
          <table:table-cell office:value-type="time" office:time-value="PT06H05M00S">
            <text:p>06:05:00</text:p>
          </table:table-cell>
        </table:table-row>
        <table:table-row table:style-name="ro1">
          <table:table-cell office:value-type="string">
            <text:p>Mai</text:p>
          </table:table-cell>
          <table:table-cell office:value-type="string">
            <text:p>Sommerzeit</text:p>
          </table:table-cell>
          <table:table-cell office:value-type="time" office:time-value="PT05H45M00S">
            <text:p>05:45:00</text:p>
          </table:table-cell>
          <table:table-cell office:value-type="time" office:time-value="PT05H04M00S">
            <text:p>05:04:00</text:p>
          </table:table-cell>
        </table:table-row>
        <table:table-row table:style-name="ro1">
          <table:table-cell office:value-type="string">
            <text:p>Juni</text:p>
          </table:table-cell>
          <table:table-cell office:value-type="string">
            <text:p>Sommerzeit</text:p>
          </table:table-cell>
          <table:table-cell office:value-type="time" office:time-value="PT05H21M00S">
            <text:p>05:21:00</text:p>
          </table:table-cell>
          <table:table-cell office:value-type="time" office:time-value="PT04H34M00S">
            <text:p>04:34:00</text:p>
          </table:table-cell>
        </table:table-row>
        <table:table-row table:style-name="ro1">
          <table:table-cell office:value-type="string">
            <text:p>Juli</text:p>
          </table:table-cell>
          <table:table-cell office:value-type="string">
            <text:p>Sommerzeit</text:p>
          </table:table-cell>
          <table:table-cell office:value-type="time" office:time-value="PT05H38M00S">
            <text:p>05:38:00</text:p>
          </table:table-cell>
          <table:table-cell office:value-type="time" office:time-value="PT04H54M00S">
            <text:p>04:54:00</text:p>
          </table:table-cell>
        </table:table-row>
        <table:table-row table:style-name="ro1">
          <table:table-cell office:value-type="string">
            <text:p>August</text:p>
          </table:table-cell>
          <table:table-cell office:value-type="string">
            <text:p>Sommerzeit</text:p>
          </table:table-cell>
          <table:table-cell office:value-type="time" office:time-value="PT06H21M00S">
            <text:p>06:21:00</text:p>
          </table:table-cell>
          <table:table-cell office:value-type="time" office:time-value="PT05H44M00S">
            <text:p>05:44:00</text:p>
          </table:table-cell>
        </table:table-row>
        <table:table-row table:style-name="ro1">
          <table:table-cell office:value-type="string">
            <text:p>September</text:p>
          </table:table-cell>
          <table:table-cell office:value-type="string">
            <text:p>Sommerzeit</text:p>
          </table:table-cell>
          <table:table-cell office:value-type="time" office:time-value="PT07H10M00S">
            <text:p>07:10:00</text:p>
          </table:table-cell>
          <table:table-cell office:value-type="time" office:time-value="PT06H36M00S">
            <text:p>06:36:00</text:p>
          </table:table-cell>
        </table:table-row>
        <table:table-row table:style-name="ro1">
          <table:table-cell office:value-type="string">
            <text:p>Oktober</text:p>
          </table:table-cell>
          <table:table-cell office:value-type="string">
            <text:p>Sommerzeit</text:p>
          </table:table-cell>
          <table:table-cell office:value-type="time" office:time-value="PT08H00M00S">
            <text:p>08:00:00</text:p>
          </table:table-cell>
          <table:table-cell office:value-type="time" office:time-value="PT07H26M00S">
            <text:p>07:26:00</text:p>
          </table:table-cell>
        </table:table-row>
        <table:table-row table:style-name="ro1">
          <table:table-cell office:value-type="string">
            <text:p>Oktober</text:p>
          </table:table-cell>
          <table:table-cell office:value-type="string">
            <text:p>Winterzeit</text:p>
          </table:table-cell>
          <table:table-cell office:value-type="time" office:time-value="PT07H00M00S">
            <text:p>07:00:00</text:p>
          </table:table-cell>
          <table:table-cell office:value-type="time" office:time-value="PT06H26M00S">
            <text:p>06:26:00</text:p>
          </table:table-cell>
        </table:table-row>
        <table:table-row table:style-name="ro1">
          <table:table-cell office:value-type="string">
            <text:p>November</text:p>
          </table:table-cell>
          <table:table-cell office:value-type="string">
            <text:p>Winterzeit</text:p>
          </table:table-cell>
          <table:table-cell office:value-type="time" office:time-value="PT07H51M00S">
            <text:p>07:51:00</text:p>
          </table:table-cell>
          <table:table-cell office:value-type="time" office:time-value="PT07H14M00S">
            <text:p>07:14:00</text:p>
          </table:table-cell>
        </table:table-row>
        <table:table-row table:style-name="ro1">
          <table:table-cell office:value-type="string">
            <text:p>Dezember</text:p>
          </table:table-cell>
          <table:table-cell office:value-type="string">
            <text:p>Winterzeit</text:p>
          </table:table-cell>
          <table:table-cell office:value-type="time" office:time-value="PT08H30M00S">
            <text:p>08:30:00</text:p>
          </table:table-cell>
          <table:table-cell office:value-type="time" office:time-value="PT07H51M00S">
            <text:p>07:51: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28.10.2018</text:date>, <text:time>12:40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fred Quasten</meta:initial-creator>
    <meta:creation-date>2018-10-28T11:50:53.36</meta:creation-date>
    <dc:date>2018-10-28T12:40:35.04</dc:date>
    <dc:creator>Manfred Quasten</dc:creator>
    <meta:editing-duration>PT49M37S</meta:editing-duration>
    <meta:editing-cycles>14</meta:editing-cycles>
    <meta:generator>OpenOffice/4.1.4$Win32 OpenOffice.org_project/414m5$Build-9788</meta:generator>
    <meta:document-statistic meta:table-count="3" meta:cell-count="59" meta:object-count="0"/>
  </office:meta>
</office:document-meta>
</file>